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AEFBA0007F23169E72A4C.wmf" manifest:media-type=""/>
  <manifest:file-entry manifest:full-path="Pictures/20000009000AEFBA0007F231EC839BAF.wmf" manifest:media-type=""/>
  <manifest:file-entry manifest:full-path="Pictures/20000009000AEFBA0007F231D66B7D42.wmf" manifest:media-type=""/>
  <manifest:file-entry manifest:full-path="Pictures/20000009000AEFBA0007F2311899757D.wmf" manifest:media-type=""/>
  <manifest:file-entry manifest:full-path="Pictures/20000009000AEFBA0007F2311C02CB25.wmf" manifest:media-type=""/>
  <manifest:file-entry manifest:full-path="Pictures/20000009000AEFBA0007F23121956D88.wmf" manifest:media-type=""/>
  <manifest:file-entry manifest:full-path="Pictures/20000009000AEFBA0007F23134608FDB.wmf" manifest:media-type=""/>
  <manifest:file-entry manifest:full-path="Pictures/20000009000AEFBA0007F2311DE4C768.wmf" manifest:media-type=""/>
  <manifest:file-entry manifest:full-path="Pictures/20000009000AEFBA0007F2310C2416E7.wmf" manifest:media-type=""/>
  <manifest:file-entry manifest:full-path="Pictures/20000009000AEFBA0007F231EB2210E5.wmf" manifest:media-type=""/>
  <manifest:file-entry manifest:full-path="Pictures/200000090009E686000787884C8A938D.wmf" manifest:media-type=""/>
  <manifest:file-entry manifest:full-path="Pictures/200000090009E68600078788F791AB8B.wmf" manifest:media-type=""/>
  <manifest:file-entry manifest:full-path="Pictures/20000009000AEFBA0007F2310A7CA977.wmf" manifest:media-type=""/>
  <manifest:file-entry manifest:full-path="Pictures/20000009000AEFBA0007F231715FD025.wmf" manifest:media-type=""/>
  <manifest:file-entry manifest:full-path="Pictures/20000009000AEFBA0007F2317AD951DE.wmf" manifest:media-type=""/>
  <manifest:file-entry manifest:full-path="Pictures/20000009000AEFBA0007F231FE676AA9.wmf" manifest:media-type=""/>
  <manifest:file-entry manifest:full-path="Pictures/20000009000AEFBA0007F23158C12B85.wmf" manifest:media-type=""/>
  <manifest:file-entry manifest:full-path="Pictures/20000009000AEFBA0007F23149402FCD.wmf" manifest:media-type=""/>
  <manifest:file-entry manifest:full-path="Pictures/20000009000AEFBA0007F23161D434C6.wmf" manifest:media-type=""/>
  <manifest:file-entry manifest:full-path="Pictures/20000009000AEFBA0007F231655209DB.wmf" manifest:media-type=""/>
  <manifest:file-entry manifest:full-path="Pictures/20000009000AEFBA0007F23114372052.wmf" manifest:media-type=""/>
  <manifest:file-entry manifest:full-path="Pictures/20000009000AEFBA0007F231B604C229.wmf" manifest:media-type=""/>
  <manifest:file-entry manifest:full-path="Pictures/20000009000AEFBA0007F2310C4E6D0E.wmf" manifest:media-type=""/>
  <manifest:file-entry manifest:full-path="Pictures/20000009000AEFBA0007F2318765C9AA.wmf" manifest:media-type=""/>
  <manifest:file-entry manifest:full-path="Pictures/20000009000AEFBA0007F231CCD7156E.wmf" manifest:media-type=""/>
  <manifest:file-entry manifest:full-path="Pictures/20000009000AEFBA0007F2318DE78CF9.wmf" manifest:media-type=""/>
  <manifest:file-entry manifest:full-path="Pictures/200000090009E686000784D82059C4C2.wmf" manifest:media-type=""/>
  <manifest:file-entry manifest:full-path="Pictures/20000009000AEFBA0007F23117B099A5.wmf" manifest:media-type=""/>
  <manifest:file-entry manifest:full-path="Pictures/20000009000AEFBA0007F231B7EDB023.wmf" manifest:media-type=""/>
  <manifest:file-entry manifest:full-path="Pictures/20000009000AEFBA0007F231C9FFA72D.wmf" manifest:media-type=""/>
  <manifest:file-entry manifest:full-path="Pictures/200000090009E6860007878813DCDE3D.wmf" manifest:media-type=""/>
  <manifest:file-entry manifest:full-path="Pictures/20000009000AEFBA0007F2314D49832D.wmf" manifest:media-type=""/>
  <manifest:file-entry manifest:full-path="Pictures/20000009000AEFBA0007F231CB6F002C.wmf" manifest:media-type=""/>
  <manifest:file-entry manifest:full-path="Pictures/20000009000AEFBA0007F231D6F537E5.wmf" manifest:media-type=""/>
  <manifest:file-entry manifest:full-path="Pictures/20000009000AEFBA0007F231B6CA53D1.wmf" manifest:media-type=""/>
  <manifest:file-entry manifest:full-path="Pictures/20000009000AEFBA0007F23132FF636C.wmf" manifest:media-type=""/>
  <manifest:file-entry manifest:full-path="Pictures/20000009000AEFBA0007F231C2239047.wmf" manifest:media-type=""/>
  <manifest:file-entry manifest:full-path="Pictures/20000009000AEFBA0007F231C244797D.wmf" manifest:media-type=""/>
  <manifest:file-entry manifest:full-path="Pictures/20000009000AEFBA0007F2314D42A76A.wmf" manifest:media-type=""/>
  <manifest:file-entry manifest:full-path="Pictures/20000009000AEFBA0007F2310165A6B4.wmf" manifest:media-type=""/>
  <manifest:file-entry manifest:full-path="Pictures/200000090009E68600078788F557926E.wmf" manifest:media-type=""/>
  <manifest:file-entry manifest:full-path="Pictures/20000009000AEFBA0007F231916B5941.wmf" manifest:media-type=""/>
  <manifest:file-entry manifest:full-path="Pictures/20000009000AEFBA0007F23132CC097D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2" svg:font-family="Arial" style:font-family-generic="roma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2" fo:font-size="10pt" style:font-size-asian="10pt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style:font-name="Arial2" fo:font-size="10pt" style:font-size-asian="10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trasse1</text:span></text:p>
      <text:p text:style-name="Standard"><text:span text:style-name="T1">30g, 60r</text:span></text:p>
      <text:p text:style-name="Standard"><draw:frame draw:style-name="fr1" text:anchor-type="as-char" svg:width="27.09cm" svg:height="19.681cm" draw:z-index="0"><draw:image xlink:href="Pictures/20000009000AEFBA0007F231C2239047.wmf" xlink:type="simple" xlink:show="embed" xlink:actuate="onLoad"/></draw:frame></text:p>
      <text:p text:style-name="Standard"><text:span text:style-name="T1">Belegungsdiagramm</text:span></text:p>
      <text:p text:style-name="Standard"><text:span text:style-name="T1">Ergebnisse / Pufferanalyse / Belegungsdiagramm</text:span></text:p>
      <text:p text:style-name="Standard"><text:span text:style-name="T1">x</text:span></text:p>
      <text:p text:style-name="Standard"><text:soft-page-break/><draw:frame draw:style-name="fr1" text:anchor-type="as-char" svg:width="27.09cm" svg:height="19.681cm" draw:z-index="1"><draw:image xlink:href="Pictures/20000009000AEFBA0007F231C244797D.wmf" xlink:type="simple" xlink:show="embed" xlink:actuate="onLoad"/></draw:frame></text:p>
      <text:p text:style-name="Standard"><text:span text:style-name="T1">x</text:span></text:p>
      <text:p text:style-name="Standard"><text:span text:style-name="T1">Auslastungsgrade der Bausteine</text:span></text:p>
      <text:p text:style-name="P1"/>
      <text:p text:style-name="Standard"><text:span text:style-name="T1">Ergebnisse / Standardgraphik / Auslastung</text:span></text:p>
      <text:p text:style-name="Standard"><text:soft-page-break/><draw:frame draw:style-name="fr1" text:anchor-type="as-char" svg:width="27.09cm" svg:height="19.681cm" draw:z-index="2"><draw:image xlink:href="Pictures/20000009000AEFBA0007F231655209DB.wmf" xlink:type="simple" xlink:show="embed" xlink:actuate="onLoad"/></draw:frame></text:p>
      <text:p text:style-name="Standard"><text:span text:style-name="T1">x</text:span></text:p>
      <text:p text:style-name="Standard"><text:span text:style-name="T1">Datei "strasse.slg" enthält Statistikdaten</text:span></text:p>
      <text:p text:style-name="Standard"><text:span text:style-name="T1">x</text:span></text:p>
      <text:p text:style-name="P1"/>
      <text:p text:style-name="Standard"><text:span text:style-name="T1">40g,50r</text:span></text:p>
      <text:p text:style-name="Standard"><text:soft-page-break/><draw:frame draw:style-name="fr1" text:anchor-type="as-char" svg:width="27.09cm" svg:height="19.681cm" draw:z-index="3"><draw:image xlink:href="Pictures/20000009000AEFBA0007F2318765C9AA.wmf" xlink:type="simple" xlink:show="embed" xlink:actuate="onLoad"/></draw:frame></text:p>
      <text:p text:style-name="Standard"><text:span text:style-name="T1">Belegungsdiagramm</text:span></text:p>
      <text:p text:style-name="Standard"><text:span text:style-name="T1">Ergebnisse / Pufferanalyse / Belegungsdiagramm</text:span></text:p>
      <text:p text:style-name="Standard"><text:soft-page-break/><draw:frame draw:style-name="fr1" text:anchor-type="as-char" svg:width="27.09cm" svg:height="19.681cm" draw:z-index="4"><draw:image xlink:href="Pictures/20000009000AEFBA0007F231CCD7156E.wmf" xlink:type="simple" xlink:show="embed" xlink:actuate="onLoad"/></draw:frame></text:p>
      <text:p text:style-name="Standard"><text:span text:style-name="T1">x</text:span></text:p>
      <text:p text:style-name="Standard"><text:soft-page-break/><draw:frame draw:style-name="fr1" text:anchor-type="as-char" svg:width="27.09cm" svg:height="19.681cm" draw:z-index="5"><draw:image xlink:href="Pictures/20000009000AEFBA0007F231B7EDB023.wmf" xlink:type="simple" xlink:show="embed" xlink:actuate="onLoad"/></draw:frame></text:p>
      <text:p text:style-name="Standard"><text:span text:style-name="T1">x</text:span></text:p>
      <text:p text:style-name="P1"/>
      <text:p text:style-name="Standard"><text:span text:style-name="T1">36g,54r = theoretischer optimaler Wert</text:span></text:p>
      <text:p text:style-name="Standard"><text:soft-page-break/><draw:frame draw:style-name="fr1" text:anchor-type="as-char" svg:width="27.09cm" svg:height="19.681cm" draw:z-index="6"><draw:image xlink:href="Pictures/20000009000AEFBA0007F2311C02CB25.wmf" xlink:type="simple" xlink:show="embed" xlink:actuate="onLoad"/></draw:frame></text:p>
      <text:p text:style-name="Standard"><text:span text:style-name="T1">Belegungsdiagramm</text:span></text:p>
      <text:p text:style-name="Standard"><text:span text:style-name="T1">Ergebnisse / Pufferanalyse / Belegungsdiagramm</text:span></text:p>
      <text:p text:style-name="Standard"><text:soft-page-break/><draw:frame draw:style-name="fr1" text:anchor-type="as-char" svg:width="24.523cm" svg:height="18.65cm" draw:z-index="7"><draw:image xlink:href="Pictures/200000090009E686000787884C8A938D.wmf" xlink:type="simple" xlink:show="embed" xlink:actuate="onLoad"/></draw:frame></text:p>
      <text:p text:style-name="Standard"><text:span text:style-name="T1">x</text:span></text:p>
      <text:p text:style-name="Standard"><text:soft-page-break/><draw:frame draw:style-name="fr1" text:anchor-type="as-char" svg:width="24.523cm" svg:height="18.65cm" draw:z-index="8"><draw:image xlink:href="Pictures/200000090009E6860007878813DCDE3D.wmf" xlink:type="simple" xlink:show="embed" xlink:actuate="onLoad"/></draw:frame></text:p>
      <text:p text:style-name="Standard"><text:span text:style-name="T1">x</text:span></text:p>
      <text:p text:style-name="Standard"><text:span text:style-name="T1">37g,53r</text:span></text:p>
      <text:p text:style-name="Standard"><text:soft-page-break/><draw:frame draw:style-name="fr1" text:anchor-type="as-char" svg:width="24.523cm" svg:height="18.65cm" draw:z-index="9"><draw:image xlink:href="Pictures/200000090009E68600078788F557926E.wmf" xlink:type="simple" xlink:show="embed" xlink:actuate="onLoad"/></draw:frame></text:p>
      <text:p text:style-name="Standard"><text:span text:style-name="T1">x</text:span></text:p>
      <text:p text:style-name="Standard"><text:span text:style-name="T1">38g,52r</text:span></text:p>
      <text:p text:style-name="Standard"><text:soft-page-break/><draw:frame draw:style-name="fr1" text:anchor-type="as-char" svg:width="24.523cm" svg:height="18.65cm" draw:z-index="10"><draw:image xlink:href="Pictures/200000090009E68600078788F791AB8B.wmf" xlink:type="simple" xlink:show="embed" xlink:actuate="onLoad"/></draw:frame></text:p>
      <text:p text:style-name="Standard"><text:span text:style-name="T1">x</text:span></text:p>
      <text:p text:style-name="Standard"><text:span text:style-name="T1">39g,51r</text:span></text:p>
      <text:p text:style-name="Standard"><text:soft-page-break/><draw:frame draw:style-name="fr1" text:anchor-type="as-char" svg:width="24.523cm" svg:height="18.623cm" draw:z-index="11"><draw:image xlink:href="Pictures/200000090009E686000784D82059C4C2.wmf" xlink:type="simple" xlink:show="embed" xlink:actuate="onLoad"/></draw:frame></text:p>
      <text:p text:style-name="Standard"><text:span text:style-name="T1">x</text:span></text:p>
      <text:p text:style-name="P1"/>
      <text:p text:style-name="Standard"><text:span text:style-name="T1">Strasse 2:</text:span></text:p>
      <text:p text:style-name="Standard"><text:span text:style-name="T1">60g, 30r</text:span></text:p>
      <text:p text:style-name="Standard"><text:soft-page-break/><draw:frame draw:style-name="fr1" text:anchor-type="as-char" svg:width="27.09cm" svg:height="19.681cm" draw:z-index="12"><draw:image xlink:href="Pictures/20000009000AEFBA0007F23169E72A4C.wmf" xlink:type="simple" xlink:show="embed" xlink:actuate="onLoad"/></draw:frame></text:p>
      <text:p text:style-name="Standard"><text:span text:style-name="T1">Belegungsdiagramm</text:span></text:p>
      <text:p text:style-name="Standard"><text:span text:style-name="T1">Ergebnisse / Pufferanalyse / Belegungsdiagramm</text:span></text:p>
      <text:p text:style-name="Standard"><text:span text:style-name="T1">x</text:span></text:p>
      <text:p text:style-name="Standard"><text:soft-page-break/><draw:frame draw:style-name="fr1" text:anchor-type="as-char" svg:width="27.09cm" svg:height="19.681cm" draw:z-index="13"><draw:image xlink:href="Pictures/20000009000AEFBA0007F23149402FCD.wmf" xlink:type="simple" xlink:show="embed" xlink:actuate="onLoad"/></draw:frame></text:p>
      <text:p text:style-name="Standard"><text:span text:style-name="T1">x</text:span></text:p>
      <text:p text:style-name="Standard"><text:soft-page-break/><draw:frame draw:style-name="fr1" text:anchor-type="as-char" svg:width="27.09cm" svg:height="19.681cm" draw:z-index="14"><draw:image xlink:href="Pictures/20000009000AEFBA0007F231715FD025.wmf" xlink:type="simple" xlink:show="embed" xlink:actuate="onLoad"/></draw:frame></text:p>
      <text:p text:style-name="Standard"><text:span text:style-name="T1">x</text:span></text:p>
      <text:p text:style-name="Standard"><text:span text:style-name="T1">Strasse 2:</text:span></text:p>
      <text:p text:style-name="Standard"><text:span text:style-name="T1">75g, 15r</text:span></text:p>
      <text:p text:style-name="Standard"><text:soft-page-break/><draw:frame draw:style-name="fr1" text:anchor-type="as-char" svg:width="27.09cm" svg:height="19.681cm" draw:z-index="15"><draw:image xlink:href="Pictures/20000009000AEFBA0007F23121956D88.wmf" xlink:type="simple" xlink:show="embed" xlink:actuate="onLoad"/></draw:frame></text:p>
      <text:p text:style-name="Standard"><text:span text:style-name="T1">Belegungsdiagramm</text:span></text:p>
      <text:p text:style-name="Standard"><text:span text:style-name="T1">Ergebnisse / Pufferanalyse / Belegungsdiagramm</text:span></text:p>
      <text:p text:style-name="Standard"><text:soft-page-break/><draw:frame draw:style-name="fr1" text:anchor-type="as-char" svg:width="27.09cm" svg:height="19.681cm" draw:z-index="16"><draw:image xlink:href="Pictures/20000009000AEFBA0007F2310C2416E7.wmf" xlink:type="simple" xlink:show="embed" xlink:actuate="onLoad"/></draw:frame></text:p>
      <text:p text:style-name="Standard"><text:span text:style-name="T1">x</text:span></text:p>
      <text:p text:style-name="Standard"><text:soft-page-break/><draw:frame draw:style-name="fr1" text:anchor-type="as-char" svg:width="27.09cm" svg:height="19.681cm" draw:z-index="17"><draw:image xlink:href="Pictures/20000009000AEFBA0007F231B604C229.wmf" xlink:type="simple" xlink:show="embed" xlink:actuate="onLoad"/></draw:frame></text:p>
      <text:p text:style-name="Standard"><text:span text:style-name="T1">x</text:span></text:p>
      <text:p text:style-name="P1"/>
      <text:p text:style-name="Standard"><text:span text:style-name="T1">72g, 18r = theoretisch optimal</text:span></text:p>
      <text:p text:style-name="Standard"><text:soft-page-break/><draw:frame draw:style-name="fr1" text:anchor-type="as-char" svg:width="27.09cm" svg:height="19.681cm" draw:z-index="18"><draw:image xlink:href="Pictures/20000009000AEFBA0007F23158C12B85.wmf" xlink:type="simple" xlink:show="embed" xlink:actuate="onLoad"/></draw:frame></text:p>
      <text:p text:style-name="Standard"><text:span text:style-name="T1">x</text:span></text:p>
      <text:p text:style-name="Standard"><text:soft-page-break/><draw:frame draw:style-name="fr1" text:anchor-type="as-char" svg:width="27.09cm" svg:height="19.681cm" draw:z-index="19"><draw:image xlink:href="Pictures/20000009000AEFBA0007F231CB6F002C.wmf" xlink:type="simple" xlink:show="embed" xlink:actuate="onLoad"/></draw:frame></text:p>
      <text:p text:style-name="Standard"><text:span text:style-name="T1">x</text:span></text:p>
      <text:p text:style-name="Standard"><text:soft-page-break/><draw:frame draw:style-name="fr1" text:anchor-type="as-char" svg:width="27.09cm" svg:height="19.681cm" draw:z-index="20"><draw:image xlink:href="Pictures/20000009000AEFBA0007F23117B099A5.wmf" xlink:type="simple" xlink:show="embed" xlink:actuate="onLoad"/></draw:frame></text:p>
      <text:p text:style-name="Standard"><text:span text:style-name="T1">x</text:span></text:p>
      <text:p text:style-name="Standard"><text:span text:style-name="T1">76g, 14r</text:span></text:p>
      <text:p text:style-name="Standard"><text:soft-page-break/><draw:frame draw:style-name="fr1" text:anchor-type="as-char" svg:width="27.09cm" svg:height="19.681cm" draw:z-index="21"><draw:image xlink:href="Pictures/20000009000AEFBA0007F231EB2210E5.wmf" xlink:type="simple" xlink:show="embed" xlink:actuate="onLoad"/></draw:frame></text:p>
      <text:p text:style-name="Standard"><text:span text:style-name="T1">x</text:span></text:p>
      <text:p text:style-name="Standard"><text:span text:style-name="T1">77g, 13r</text:span></text:p>
      <text:p text:style-name="Standard"><text:soft-page-break/><draw:frame draw:style-name="fr1" text:anchor-type="as-char" svg:width="27.09cm" svg:height="19.681cm" draw:z-index="22"><draw:image xlink:href="Pictures/20000009000AEFBA0007F23132FF636C.wmf" xlink:type="simple" xlink:show="embed" xlink:actuate="onLoad"/></draw:frame></text:p>
      <text:p text:style-name="Standard"><text:span text:style-name="T1">x</text:span></text:p>
      <text:p text:style-name="Standard"><text:span text:style-name="T1">78g,12r</text:span></text:p>
      <text:p text:style-name="Standard"><text:span text:style-name="T1">x</text:span></text:p>
      <text:p text:style-name="Standard"><text:soft-page-break/><draw:frame draw:style-name="fr1" text:anchor-type="as-char" svg:width="27.09cm" svg:height="19.681cm" draw:z-index="23"><draw:image xlink:href="Pictures/20000009000AEFBA0007F2314D49832D.wmf" xlink:type="simple" xlink:show="embed" xlink:actuate="onLoad"/></draw:frame></text:p>
      <text:p text:style-name="Standard"><text:span text:style-name="T1">x</text:span></text:p>
      <text:p text:style-name="Standard"><text:span text:style-name="T1">79g,11r:</text:span></text:p>
      <text:p text:style-name="Standard"><text:soft-page-break/><draw:frame draw:style-name="fr1" text:anchor-type="as-char" svg:width="27.09cm" svg:height="19.681cm" draw:z-index="24"><draw:image xlink:href="Pictures/20000009000AEFBA0007F231EC839BAF.wmf" xlink:type="simple" xlink:show="embed" xlink:actuate="onLoad"/></draw:frame></text:p>
      <text:p text:style-name="Standard"><text:span text:style-name="T1">x</text:span></text:p>
      <text:p text:style-name="P1"/>
      <text:p text:style-name="Standard"><text:span text:style-name="T1">Strasse 3</text:span></text:p>
      <text:p text:style-name="Standard"><text:span text:style-name="T1">25r, 65g</text:span></text:p>
      <text:p text:style-name="Standard"><text:span text:style-name="T1">x</text:span></text:p>
      <text:p text:style-name="Standard"><text:soft-page-break/><draw:frame draw:style-name="fr1" text:anchor-type="as-char" svg:width="27.09cm" svg:height="19.681cm" draw:z-index="25"><draw:image xlink:href="Pictures/20000009000AEFBA0007F231B6CA53D1.wmf" xlink:type="simple" xlink:show="embed" xlink:actuate="onLoad"/></draw:frame></text:p>
      <text:p text:style-name="Standard"><text:span text:style-name="T1">x</text:span></text:p>
      <text:p text:style-name="Standard"><text:span text:style-name="T1">Puffer vor Verteiler</text:span></text:p>
      <text:p text:style-name="Standard"><text:soft-page-break/><draw:frame draw:style-name="fr1" text:anchor-type="as-char" svg:width="27.09cm" svg:height="19.681cm" draw:z-index="26"><draw:image xlink:href="Pictures/20000009000AEFBA0007F2311DE4C768.wmf" xlink:type="simple" xlink:show="embed" xlink:actuate="onLoad"/></draw:frame></text:p>
      <text:p text:style-name="P1"/>
      <text:p text:style-name="Standard"><text:span text:style-name="T1">x</text:span></text:p>
      <text:p text:style-name="Standard"><text:span text:style-name="T1">Puffer Links</text:span></text:p>
      <text:p text:style-name="Standard"><text:span text:style-name="T1">x</text:span></text:p>
      <text:p text:style-name="Standard"><text:soft-page-break/><draw:frame draw:style-name="fr1" text:anchor-type="as-char" svg:width="27.09cm" svg:height="19.681cm" draw:z-index="27"><draw:image xlink:href="Pictures/20000009000AEFBA0007F2318DE78CF9.wmf" xlink:type="simple" xlink:show="embed" xlink:actuate="onLoad"/></draw:frame></text:p>
      <text:p text:style-name="Standard"><text:span text:style-name="T1">x</text:span></text:p>
      <text:p text:style-name="Standard"><text:span text:style-name="T1">Puffer Geradeaus</text:span></text:p>
      <text:p text:style-name="Standard"><text:span text:style-name="T1">x</text:span></text:p>
      <text:p text:style-name="Standard"><text:soft-page-break/><draw:frame draw:style-name="fr1" text:anchor-type="as-char" svg:width="27.09cm" svg:height="19.681cm" draw:z-index="28"><draw:image xlink:href="Pictures/20000009000AEFBA0007F2311899757D.wmf" xlink:type="simple" xlink:show="embed" xlink:actuate="onLoad"/></draw:frame></text:p>
      <text:p text:style-name="Standard"><text:span text:style-name="T1">x</text:span></text:p>
      <text:p text:style-name="Standard"><text:span text:style-name="T1">Puffer Rechts</text:span></text:p>
      <text:p text:style-name="Standard"><text:span text:style-name="T1">x</text:span></text:p>
      <text:p text:style-name="Standard"><text:soft-page-break/><draw:frame draw:style-name="fr1" text:anchor-type="as-char" svg:width="27.09cm" svg:height="19.681cm" draw:z-index="29"><draw:image xlink:href="Pictures/20000009000AEFBA0007F231D6F537E5.wmf" xlink:type="simple" xlink:show="embed" xlink:actuate="onLoad"/></draw:frame></text:p>
      <text:p text:style-name="Standard"><text:span text:style-name="T1">x</text:span></text:p>
      <text:p text:style-name="Standard"><text:soft-page-break/><draw:frame draw:style-name="fr1" text:anchor-type="as-char" svg:width="27.09cm" svg:height="19.681cm" draw:z-index="30"><draw:image xlink:href="Pictures/20000009000AEFBA0007F23132CC097D.wmf" xlink:type="simple" xlink:show="embed" xlink:actuate="onLoad"/></draw:frame></text:p>
      <text:p text:style-name="Standard"><text:span text:style-name="T1">x</text:span></text:p>
      <text:p text:style-name="Standard"><text:span text:style-name="T1">Strasse3</text:span></text:p>
      <text:p text:style-name="Standard"><text:span text:style-name="T1">35r, 55g</text:span></text:p>
      <text:p text:style-name="Standard"><text:span text:style-name="T1">x</text:span></text:p>
      <text:p text:style-name="Standard"><text:span text:style-name="T1">Ergebnisse / Layoutgraphik / Auslastung</text:span></text:p>
      <text:p text:style-name="Standard"><text:soft-page-break/><draw:frame draw:style-name="fr1" text:anchor-type="as-char" svg:width="27.09cm" svg:height="19.681cm" draw:z-index="31"><draw:image xlink:href="Pictures/20000009000AEFBA0007F23161D434C6.wmf" xlink:type="simple" xlink:show="embed" xlink:actuate="onLoad"/></draw:frame></text:p>
      <text:p text:style-name="Standard"><text:span text:style-name="T1">x</text:span></text:p>
      <text:p text:style-name="P1"/>
      <text:p text:style-name="Standard"><text:span text:style-name="T1">x</text:span></text:p>
      <text:p text:style-name="Standard"><text:span text:style-name="T1">x</text:span></text:p>
      <text:p text:style-name="Standard"><text:soft-page-break/><draw:frame draw:style-name="fr1" text:anchor-type="as-char" svg:width="27.09cm" svg:height="19.681cm" draw:z-index="32"><draw:image xlink:href="Pictures/20000009000AEFBA0007F2310C4E6D0E.wmf" xlink:type="simple" xlink:show="embed" xlink:actuate="onLoad"/></draw:frame></text:p>
      <text:p text:style-name="Standard"><text:span text:style-name="T1">x</text:span></text:p>
      <text:p text:style-name="Standard"><text:span text:style-name="T1">Puffer Links</text:span></text:p>
      <text:p text:style-name="Standard"><text:span text:style-name="T1">x</text:span></text:p>
      <text:p text:style-name="Standard"><text:soft-page-break/><draw:frame draw:style-name="fr1" text:anchor-type="as-char" svg:width="27.09cm" svg:height="19.681cm" draw:z-index="33"><draw:image xlink:href="Pictures/20000009000AEFBA0007F231D66B7D42.wmf" xlink:type="simple" xlink:show="embed" xlink:actuate="onLoad"/></draw:frame></text:p>
      <text:p text:style-name="Standard"><text:span text:style-name="T1">x</text:span></text:p>
      <text:p text:style-name="Standard"><text:span text:style-name="T1">Puffer Geradeaus</text:span></text:p>
      <text:p text:style-name="Standard"><text:span text:style-name="T1">x</text:span></text:p>
      <text:p text:style-name="Standard"><text:soft-page-break/><draw:frame draw:style-name="fr1" text:anchor-type="as-char" svg:width="27.09cm" svg:height="19.681cm" draw:z-index="34"><draw:image xlink:href="Pictures/20000009000AEFBA0007F231916B5941.wmf" xlink:type="simple" xlink:show="embed" xlink:actuate="onLoad"/></draw:frame></text:p>
      <text:p text:style-name="Standard"><text:span text:style-name="T1">x</text:span></text:p>
      <text:p text:style-name="Standard"><text:span text:style-name="T1">Puffer Rechts</text:span></text:p>
      <text:p text:style-name="Standard"><text:span text:style-name="T1">x</text:span></text:p>
      <text:p text:style-name="Standard"><text:soft-page-break/><draw:frame draw:style-name="fr1" text:anchor-type="as-char" svg:width="27.09cm" svg:height="19.681cm" draw:z-index="35"><draw:image xlink:href="Pictures/20000009000AEFBA0007F2310A7CA977.wmf" xlink:type="simple" xlink:show="embed" xlink:actuate="onLoad"/></draw:frame></text:p>
      <text:p text:style-name="Standard"><text:span text:style-name="T1">x</text:span></text:p>
      <text:p text:style-name="Standard"><text:soft-page-break/><draw:frame draw:style-name="fr1" text:anchor-type="as-char" svg:width="27.09cm" svg:height="19.681cm" draw:z-index="36"><draw:image xlink:href="Pictures/20000009000AEFBA0007F2310165A6B4.wmf" xlink:type="simple" xlink:show="embed" xlink:actuate="onLoad"/></draw:frame></text:p>
      <text:p text:style-name="Standard"><text:span text:style-name="T1">x</text:span></text:p>
      <text:p text:style-name="P1"/>
      <text:p text:style-name="Standard"><text:span text:style-name="T1">Strasse3</text:span></text:p>
      <text:p text:style-name="Standard"><text:span text:style-name="T1">29g, 61r = theoretisch optimal</text:span></text:p>
      <text:p text:style-name="Standard"><text:span text:style-name="T1">x</text:span></text:p>
      <text:p text:style-name="Standard"><text:soft-page-break/><draw:frame draw:style-name="fr1" text:anchor-type="as-char" svg:width="27.09cm" svg:height="19.681cm" draw:z-index="37"><draw:image xlink:href="Pictures/20000009000AEFBA0007F23134608FDB.wmf" xlink:type="simple" xlink:show="embed" xlink:actuate="onLoad"/></draw:frame></text:p>
      <text:p text:style-name="Standard"><text:span text:style-name="T1">x</text:span></text:p>
      <text:p text:style-name="Standard"><text:span text:style-name="T1">Puffer Links</text:span></text:p>
      <text:p text:style-name="Standard"><text:span text:style-name="T1">x</text:span></text:p>
      <text:p text:style-name="Standard"><text:soft-page-break/><draw:frame draw:style-name="fr1" text:anchor-type="as-char" svg:width="27.09cm" svg:height="19.681cm" draw:z-index="38"><draw:image xlink:href="Pictures/20000009000AEFBA0007F231C9FFA72D.wmf" xlink:type="simple" xlink:show="embed" xlink:actuate="onLoad"/></draw:frame></text:p>
      <text:p text:style-name="Standard"><text:span text:style-name="T1">x</text:span></text:p>
      <text:p text:style-name="Standard"><text:span text:style-name="T1">Puffer geradeaus</text:span></text:p>
      <text:p text:style-name="Standard"><text:span text:style-name="T1">x</text:span></text:p>
      <text:p text:style-name="Standard"><text:soft-page-break/><draw:frame draw:style-name="fr1" text:anchor-type="as-char" svg:width="27.09cm" svg:height="19.681cm" draw:z-index="39"><draw:image xlink:href="Pictures/20000009000AEFBA0007F23114372052.wmf" xlink:type="simple" xlink:show="embed" xlink:actuate="onLoad"/></draw:frame></text:p>
      <text:p text:style-name="Standard"><text:span text:style-name="T1">x</text:span></text:p>
      <text:p text:style-name="Standard"><text:span text:style-name="T1">x</text:span></text:p>
      <text:p text:style-name="Standard"><text:span text:style-name="T1">strasse3</text:span></text:p>
      <text:p text:style-name="Standard"><text:span text:style-name="T1">72g, 18r</text:span></text:p>
      <text:p text:style-name="Standard"><text:span text:style-name="T1">x</text:span></text:p>
      <text:p text:style-name="Standard"><text:soft-page-break/><draw:frame draw:style-name="fr1" text:anchor-type="as-char" svg:width="27.09cm" svg:height="19.681cm" draw:z-index="40"><draw:image xlink:href="Pictures/20000009000AEFBA0007F2317AD951DE.wmf" xlink:type="simple" xlink:show="embed" xlink:actuate="onLoad"/></draw:frame></text:p>
      <text:p text:style-name="Standard"><text:span text:style-name="T1">x</text:span></text:p>
      <text:p text:style-name="Standard"><text:span text:style-name="T1">geradeaus:</text:span></text:p>
      <text:p text:style-name="Standard"><text:soft-page-break/><draw:frame draw:style-name="fr1" text:anchor-type="as-char" svg:width="27.09cm" svg:height="19.681cm" draw:z-index="41"><draw:image xlink:href="Pictures/20000009000AEFBA0007F231FE676AA9.wmf" xlink:type="simple" xlink:show="embed" xlink:actuate="onLoad"/></draw:frame></text:p>
      <text:p text:style-name="Standard"><text:span text:style-name="T1">x</text:span></text:p>
      <text:p text:style-name="Standard"><text:span text:style-name="T1">strasse3</text:span></text:p>
      <text:p text:style-name="Standard"><text:span text:style-name="T1">36g, 54g</text:span></text:p>
      <text:p text:style-name="Standard"><text:soft-page-break/><draw:frame draw:style-name="fr1" text:anchor-type="as-char" svg:width="27.09cm" svg:height="19.681cm" draw:z-index="42"><draw:image xlink:href="Pictures/20000009000AEFBA0007F2314D42A76A.wmf" xlink:type="simple" xlink:show="embed" xlink:actuate="onLoad"/></draw:frame></text:p>
      <text:p text:style-name="Standard"><text:span text:style-name="T1">x</text:span></text:p>
      <text:p text:style-name="Standard"><text:soft-page-break/><draw:frame draw:style-name="fr1" text:anchor-type="as-char" svg:width="27.09cm" svg:height="19.681cm" draw:z-index="43"><draw:image xlink:href="Pictures/20000009000AEFBA0007F231FE676AA9.wmf" xlink:type="simple" xlink:show="embed" xlink:actuate="onLoad"/></draw:frame></text:p>
      <text:p text:style-name="Standard"><text:span text:style-name="T1">x</text:span></text:p>
      <text:p text:style-name="Standard"><text:span text:style-name="T1">warum ist </text:span></text:p>
      <text:p text:style-name="Standard"><text:span text:style-name="T1">36g,72r optimal und NICHT 72g, 18r</text:span></text:p>
      <text:p text:style-name="Standard"><text:span text:style-name="T1">weil die Linksabbieger MÜSSEN in ihre Spur passen,</text:span></text:p>
      <text:p text:style-name="Standard"><text:span text:style-name="T1">die GERADEAUSfahrer KÖNNEN auch auf dem vorgelagerten Puffer, der in allen fällen unter 100% ausgelastet ist, stehen</text:span></text:p>
      <text:p text:style-name="P1"/>
      <text:p text:style-name="Standard"><text:soft-page-break/><text:span text:style-name="T1">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2" svg:font-family="Arial" style:font-family-generic="roma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4" meta:object-count="0" meta:page-count="45" meta:paragraph-count="157" meta:word-count="209" meta:character-count="1202" meta:non-whitespace-character-count="1061"/>
    <meta:generator>LibreOffice/3.6$Windows_x86 LibreOffice_project/e183d5b-f8ccaf6-3804794-95b4be8-895629</meta:generator>
  </office:meta>
</office:document-meta>
</file>